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
achieve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 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p text:style-name="rststyle-textbody">See: https://github.com/westurner/wiki/wiki/projects</text:p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://westurner.github.com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 Go, Java, Javascript, Python, and Ruby</text:p></text:section><text:section text:name="Section34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text:section text:name="Section35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See: https://github.com/westurner/wiki/wiki/contributions</text:p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10-12T01:42:29</meta:creation-date>
    <dc:creator>wturner</dc:creator>
    <dc:date>2014-10-12T01:42:29</dc:date>
    <dc:language>en-US</dc:language>
    <meta:editing-cycles>1</meta:editing-cycles>
    <meta:editing-duration>PT00M01S</meta:editing-duration>
    <dc:title>[no title]</dc:title>
  </office:meta>
</office:document-meta>
</file>